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306cm"/>
    </style:style>
    <style:style style:name="co5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6cm"/>
    </style:style>
    <style:style style:name="co8" style:family="table-column">
      <style:table-column-properties fo:break-before="auto" style:column-width="9.04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</office:automatic-styles>
  <office:body>
    <office:spreadsheet>
      <table:table table:name="Main Plot" table:style-name="ta1" table:print="false">
        <table:table-column table:style-name="co2" table:default-cell-style-name="ce3"/>
        <table:table-column table:style-name="co3" table:default-cell-style-name="ce5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2" table:default-cell-style-name="ce3"/>
        <table:table-column table:style-name="co3" table:default-cell-style-name="ce5"/>
        <table:table-column table:style-name="co7" table:default-cell-style-name="ce5"/>
        <table:table-column table:style-name="co8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<text:span text:style-name="T1">west encounter</text:span>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2">
          <table:table-cell office:value-type="string">
            <text:p>slave-fight</text:p>
          </table:table-cell>
          <table:table-cell/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table:number-columns-repeated="1020"/>
        </table:table-row>
        <table:table-row table:style-name="ro2" table:number-rows-repeated="65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/03/2011</text:date>, <text:time>10:3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3-28T10:34:13</dc:date>
    <meta:editing-duration>P2DT9H44M45S</meta:editing-duration>
    <meta:editing-cycles>52</meta:editing-cycles>
    <meta:generator>LibreOffice/3.3$Unix LibreOffice_project/330m19$Build-8</meta:generator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